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Mapeamento modelo relacional</text:span></text:p>
      <text:p text:style-name="P1"><text:span text:style-name="T1">Endereço<text:s/></text:span><text:span text:style-name="T2">(Código int PK,</text:span></text:p>
      <text:p text:style-name="P1"><text:span text:style-name="T2">Logradouro varchar,</text:span></text:p>
      <text:p text:style-name="P1"><text:span text:style-name="T2">Bairro varchar,</text:span></text:p>
      <text:p text:style-name="P1"><text:span text:style-name="T2">Cidade varchar,</text:span></text:p>
      <text:p text:style-name="P1"><text:span text:style-name="T2">Estado varchar,</text:span></text:p>
      <text:p text:style-name="P1"><text:span text:style-name="T2">CEP varxhar)</text:span></text:p>
      <text:p text:style-name="P1"><text:span text:style-name="T3">Cliente<text:s/></text:span><text:span text:style-name="T4">(Código int PK,</text:span></text:p>
      <text:p text:style-name="P1"><text:span text:style-name="T4">Nome varchar,</text:span></text:p>
      <text:p text:style-name="P1"><text:span text:style-name="T4">EndereçoCliente FK varchar,</text:span></text:p>
      <text:p text:style-name="P1"><text:span text:style-name="T4">Numero int,</text:span></text:p>
      <text:p text:style-name="P1"><text:span text:style-name="T4">Complemento varchar,</text:span></text:p>
      <text:p text:style-name="P1"><text:span text:style-name="T4">TelefoneRes varchar,</text:span></text:p>
      <text:p text:style-name="P1"><text:span text:style-name="T4">TelefoneCel varchar,</text:span></text:p>
      <text:p text:style-name="P1"><text:span text:style-name="T4">TelefoneCom varchar,</text:span></text:p>
      <text:p text:style-name="P1"><text:span text:style-name="T4">RG varchar,</text:span></text:p>
      <text:p text:style-name="P1"><text:span text:style-name="T4">CPF varchar,</text:span></text:p>
      <text:p text:style-name="P1"><text:span text:style-name="T4">DataNascimento date,</text:span></text:p>
      <text:p text:style-name="P1"><text:span text:style-name="T4">Sexo char,</text:span></text:p>
      <text:p text:style-name="P1"><text:span text:style-name="T4">CNPJ varchar,</text:span></text:p>
      <text:p text:style-name="P1"><text:span text:style-name="T4">InscriçãoEstadual varchar,</text:span></text:p>
      <text:p text:style-name="P1"><text:span text:style-name="T4">NomeResponsável varchar);</text:span></text:p>
      <text:p text:style-name="P1"><text:span text:style-name="T5">Funcionário<text:s/></text:span><text:span text:style-name="T6">(Código int PK,</text:span></text:p>
      <text:p text:style-name="P1"><text:span text:style-name="T6">Nome varchar,</text:span></text:p>
      <text:p text:style-name="P1"><text:span text:style-name="T6">EndereçoFunc varchar FK,</text:span></text:p>
      <text:p text:style-name="P1"><text:span text:style-name="T6">Numero int,</text:span></text:p>
      <text:p text:style-name="P1"><text:span text:style-name="T6">Complemento varchar,</text:span></text:p>
      <text:p text:style-name="P1"><text:span text:style-name="T6">Telefone varchar,</text:span></text:p>
      <text:p text:style-name="P1"><text:span text:style-name="T6">Contato varchar,</text:span></text:p>
      <text:p text:style-name="P1"><text:span text:style-name="T6">Função varchar,</text:span></text:p>
      <text:p text:style-name="P1"><text:span text:style-name="T6">Departamento varchar);</text:span></text:p>
      <text:p text:style-name="P1"><text:span text:style-name="T7">Produto<text:s/></text:span><text:span text:style-name="T8">(Código int PK,</text:span></text:p>
      <text:p text:style-name="P1"><text:span text:style-name="T8">Descrição varchar,</text:span></text:p>
      <text:p text:style-name="P1"><text:span text:style-name="T8">PreçoCusto float,</text:span></text:p>
      <text:p text:style-name="P1"><text:span text:style-name="T8">PreçoVenda float,</text:span></text:p>
      <text:p text:style-name="P1"><text:span text:style-name="T8">QtdEstoque float,</text:span></text:p>
      <text:p text:style-name="P1"><text:span text:style-name="T8">QtdMínima float,</text:span></text:p>
      <text:p text:style-name="P1"><text:span text:style-name="T8">Tipo varchar);</text:span></text:p>
      <text:p text:style-name="P1"><text:span text:style-name="T9">Venda<text:s/></text:span><text:span text:style-name="T10">(Número int PK,</text:span></text:p>
      <text:p text:style-name="P1"><text:span text:style-name="T10">Data date,</text:span></text:p>
      <text:p text:style-name="P1"><text:span text:style-name="T10">ValorVenda float,</text:span></text:p>
      <text:p text:style-name="P1"><text:span text:style-name="T10">CondPagamento varchar,</text:span></text:p>
      <text:p text:style-name="P1"><text:span text:style-name="T10">ItemVenda int FK,</text:span></text:p>
      <text:p text:style-name="P1"><text:span text:style-name="T10">CódigoFunc int FK,</text:span></text:p>
      <text:p text:style-name="P1"><text:span text:style-name="T10">CódigoCliente int FK);</text:span></text:p>
      <text:p text:style-name="P1"><text:span text:style-name="T11">ItemVenda<text:s/></text:span><text:span text:style-name="T12">(NúmeroVenda int PK FK,</text:span></text:p>
      <text:p text:style-name="P1"><text:span text:style-name="T12">CódigoProduto int PK FK,</text:span></text:p>
      <text:p text:style-name="P1"><text:span text:style-name="T12">Quantidade float,</text:span></text:p>
      <text:p text:style-name="P1"><text:span text:style-name="T12">TotalItem float);</text:span></text:p>
      <text:p text:style-name="P1"><text:span text:style-name="T13">Normalização</text:span></text:p>
      <text:p text:style-name="P1"><text:span text:style-name="T14">1FN: já está na forma, todos os atributos tem valor atomico.</text:span></text:p>
      <text:p text:style-name="P1"><text:span text:style-name="T14">2FN: o atributo quantidade da tabela ItemVenda ele não é dependente da chave primária apenas, mas também do CodProd, então podemos criar a tabela ItemVendaEspecifico (onde colocamos o CodProd como chave primária), afim de retirar essa dependência parcial.</text:span></text:p>
      <text:p text:style-name="P1"><text:span text:style-name="T14">ItemVenda -&gt;Numero, CodProd, </text:span></text:p>
      <text:p text:style-name="P1"><text:span text:style-name="T14"><text:s/>ItemVendaEspecifico -&gt; CodProd (PK), Numero (PK)</text:span></text:p>
      <text:p text:style-name="P1"><text:span text:style-name="T14">3FN: podemos dividir a tebela Cliente em duas, uma para Cliente Pessoa Física e outra para Cliente Pessoa jurídica, pois, nessa fase, todos os atributos que não são chaves devem ser independentes entre si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